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9897" officeooo:paragraph-rsid="001c9897" style:font-weight-asian="normal" style:font-weight-complex="normal"/>
    </style:style>
    <style:style style:name="P2" style:family="paragraph" style:parent-style-name="Standard">
      <style:text-properties officeooo:rsid="001e2fcb" officeooo:paragraph-rsid="001e3ab8"/>
    </style:style>
    <style:style style:name="P3" style:family="paragraph" style:parent-style-name="Standard">
      <style:text-properties fo:font-weight="normal" officeooo:rsid="001c9897" officeooo:paragraph-rsid="001c9897" style:font-weight-asian="normal" style:font-weight-complex="normal"/>
    </style:style>
    <style:style style:name="P4" style:family="paragraph" style:parent-style-name="Standard">
      <style:text-properties fo:font-weight="normal" officeooo:rsid="001d2278" officeooo:paragraph-rsid="001d2278" style:font-weight-asian="normal" style:font-weight-complex="normal"/>
    </style:style>
    <style:style style:name="P5" style:family="paragraph" style:parent-style-name="Standard">
      <style:text-properties fo:font-weight="normal" officeooo:rsid="001e2fcb" officeooo:paragraph-rsid="001e2fcb" style:font-weight-asian="normal" style:font-weight-complex="normal"/>
    </style:style>
    <style:style style:name="P6" style:family="paragraph" style:parent-style-name="Standard">
      <style:text-properties fo:font-weight="normal" officeooo:rsid="0023e01f" officeooo:paragraph-rsid="0023e01f" style:font-weight-asian="normal" style:font-weight-complex="normal"/>
    </style:style>
    <style:style style:name="P7" style:family="paragraph" style:parent-style-name="Standard">
      <style:text-properties officeooo:rsid="001fd6a9" officeooo:paragraph-rsid="001fd6a9"/>
    </style:style>
    <style:style style:name="P8" style:family="paragraph" style:parent-style-name="Standard">
      <style:text-properties officeooo:rsid="00221ffa" officeooo:paragraph-rsid="00221ffa"/>
    </style:style>
    <style:style style:name="P9" style:family="paragraph" style:parent-style-name="Standard">
      <style:text-properties officeooo:paragraph-rsid="00221ffa"/>
    </style:style>
    <style:style style:name="P10" style:family="paragraph" style:parent-style-name="Standard">
      <style:text-properties officeooo:rsid="0023e01f" officeooo:paragraph-rsid="0023e01f"/>
    </style:style>
    <style:style style:name="P11" style:family="paragraph" style:parent-style-name="Standard">
      <style:text-properties fo:font-weight="bold" officeooo:rsid="001c9897" officeooo:paragraph-rsid="001c9897" style:font-weight-asian="bold" style:font-weight-complex="bold"/>
    </style:style>
    <style:style style:name="P12" style:family="paragraph" style:parent-style-name="Standard">
      <style:text-properties fo:font-weight="bold" officeooo:rsid="002408ad" officeooo:paragraph-rsid="002408ad" style:font-weight-asian="bold" style:font-weight-complex="bold"/>
    </style:style>
    <style:style style:name="P13" style:family="paragraph" style:parent-style-name="Standard">
      <style:text-properties officeooo:paragraph-rsid="0023e01f"/>
    </style:style>
    <style:style style:name="P14" style:family="paragraph" style:parent-style-name="Standard">
      <style:text-properties officeooo:rsid="002408ad" officeooo:paragraph-rsid="002408a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3e01f" officeooo:paragraph-rsid="0023e01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c9897" officeooo:paragraph-rsid="001c9897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e01f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e3ab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989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21ffa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e3ab8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21ffa" style:font-style-asian="normal" style:font-weight-asian="bold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OCKER COMMANDS:</text:p>
      <text:p text:style-name="P11"/>
      <text:p text:style-name="P12">Commands to install Docker in Linux: <text:a xlink:type="simple" xlink:href="https://docs.docker.com/engine/install/ubuntu/" text:style-name="Internet_20_link" text:visited-style-name="Visited_20_Internet_20_Link"><text:span text:style-name="T1">https://docs.docker.com/engine/install/ubuntu/</text:span></text:a></text:p>
      <text:p text:style-name="P12">Commands to install Docker in Linux-Mint: <text:a xlink:type="simple" xlink:href="https://linuxhint.com/install_docker_linux_mint/" text:style-name="Internet_20_link" text:visited-style-name="Visited_20_Internet_20_Link"><text:span text:style-name="T1">https://linuxhint.com/install_docker_linux_mint/</text:span></text:a></text:p>
      <text:p text:style-name="P12"><text:span text:style-name="T1"/></text:p>
      <text:p text:style-name="P1"><text:span text:style-name="T11">docker search centos </text:span>--&gt; To search images named centos.</text:p>
      <text:p text:style-name="P1"><text:span text:style-name="T11">docker run centos</text:span> --&gt; It runs the centos file, if it is not present then it downloads the centos image file.</text:p>
      <text:p text:style-name="P1"><text:span text:style-name="T11">docker ps</text:span> --&gt; It displays all running files in Docker.</text:p>
      <text:p text:style-name="P1"><text:span text:style-name="T11">docker ps -a</text:span> --&gt; It displays all files curretly running and previously run files in Docker.</text:p>
      <text:p text:style-name="P1"><text:span text:style-name="T11">docker images</text:span> --&gt; It displays all downloaded images in Docker.</text:p>
      <text:p text:style-name="P1"><text:span text:style-name="T11">docker run -d centos</text:span> --&gt; To run the file.</text:p>
      <text:p text:style-name="P4"><text:span text:style-name="T11">docker rm containerId</text:span> --&gt; To remove container from Docker.</text:p>
      <text:p text:style-name="P4"><text:span text:style-name="T11">docker rmi imagename</text:span> --&gt; To remove image from Docker.</text:p>
      <text:p text:style-name="P4"><text:span text:style-name="T11">docker pull image</text:span> --&gt; To download the image.</text:p>
      <text:p text:style-name="P5"><text:span text:style-name="T11">docker run -it centos</text:span> --&gt; Enters into respective container.</text:p>
      <text:p text:style-name="P5"><text:span text:style-name="T11">exit</text:span> --&gt; Exit form the container.</text:p>
      <text:p text:style-name="P2"><text:span text:style-name="T11">docker run -it centos </text:span><text:span text:style-name="T9">/bin/sh</text:span><text:span text:style-name="T4"> --&gt; Enter into shell container.</text:span></text:p>
      <text:p text:style-name="P7"><text:span text:style-name="T9">c</text:span><text:span text:style-name="T8">at /etc/*release*</text:span><text:span text:style-name="T3"> --&gt; To get the container details.</text:span></text:p>
      <text:p text:style-name="P8"><text:span text:style-name="T8">docker run centos /etc/hostname</text:span><text:span text:style-name="T3"> --&gt; It displays the hostname of respective container.</text:span></text:p>
      <text:p text:style-name="P8"><text:span text:style-name="T8">docker run centos ip a</text:span><text:span text:style-name="T3"> --&gt; It displays ip of respective container in Docker.</text:span></text:p>
      <text:p text:style-name="P9"><text:span text:style-name="T10">docker run jenkins</text:span><text:span text:style-name="T6"> --&gt; </text:span><text:span text:style-name="T5">It runs the </text:span><text:span text:style-name="T6">jenkins</text:span><text:span text:style-name="T5"> file, if it is not present then it downloads the </text:span><text:span text:style-name="T6">jenkins</text:span><text:span text:style-name="T5"> image file.</text:span></text:p>
      <text:p text:style-name="P8"><text:span text:style-name="T8">docker run -p 80:8080 jenkins</text:span><text:span text:style-name="T3"> --&gt; Assigns a port number to jenkins in docker.</text:span></text:p>
      <text:p text:style-name="P10"><text:span text:style-name="T3"/></text:p>
      <text:p text:style-name="P15"><text:span text:style-name="T7">To create docker image:</text:span></text:p>
      <text:p text:style-name="P6"><text:span text:style-name="T8">mkdir Docker</text:span><text:span text:style-name="T7"> --&gt; To create directory named Docker.</text:span></text:p>
      <text:p text:style-name="P6"><text:span text:style-name="T11">cd Docker</text:span> --&gt; To enter into Docker directory.</text:p>
      <text:p text:style-name="P6"><text:span text:style-name="T11">vi DockerFile</text:span> --&gt; To create a file and open it.</text:p>
      <text:p text:style-name="P13"><text:span text:style-name="T2">After opening the file, we have to type the commands which we have to import when a program to execute.</text:span></text:p>
      <text:p text:style-name="P13"><text:span text:style-name="T2"/></text:p>
      <text:p text:style-name="P10"><text:span text:style-name="T1">Basic format inside the file.</text:span></text:p>
      <text:p text:style-name="P10"><text:span text:style-name="T1">{</text:span></text:p>
      <text:p text:style-name="P10"><text:span text:style-name="T1"><text:tab/>FROM ubuntu</text:span></text:p>
      <text:p text:style-name="P10"><text:span text:style-name="T1"><text:tab/>RUN apt-get update</text:span></text:p>
      <text:p text:style-name="P10"><text:span text:style-name="T1"><text:tab/>RUN DEBIAN_FRONTEND=”noninteractive” apt-get -y install tzdata</text:span></text:p>
      <text:p text:style-name="P10"><text:span text:style-name="T1"><text:tab/>RUN apt-get install -y apache2</text:span></text:p>
      <text:p text:style-name="P10"><text:span text:style-name="T1"><text:tab/>RUN apt-get install -y apache2-utils</text:span></text:p>
      <text:p text:style-name="P10"><text:span text:style-name="T1"><text:tab/>RUN apt-get clean</text:span></text:p>
      <text:p text:style-name="P10"><text:span text:style-name="T1"><text:tab/>EXPOSE 80</text:span></text:p>
      <text:p text:style-name="P10"><text:span text:style-name="T1"><text:tab/>CMD [“apache2ctl”, “-D”, “FOREGROUND”]</text:span></text:p>
      <text:p text:style-name="P10"><text:span text:style-name="T1">}</text:span></text:p>
      <text:p text:style-name="P14"><text:span text:style-name="T1"/></text:p>
      <text:p text:style-name="P14"><text:span text:style-name="T11">docker build -t=”webserver” .</text:span><text:span text:style-name="T1"> --&gt; To build the webserver by installing all the required files based on the commands placed on DockerFile.</text:span></text:p>
      <text:p text:style-name="P14"><text:span text:style-name="T11">docker run -d -p 80:80 webserver</text:span><text:span text:style-name="T1"> --&gt; To run the DockerFile.</text:span></text:p>
      <text:p text:style-name="P14"><text:span text:style-name="T1"/></text:p>
      <text:p text:style-name="P14"><text:span text:style-name="T1">To know whether the file is running or not, open chrome and type its </text:span><text:span text:style-name="T11">ip:port</text:span><text:span text:style-name="T1">. Then it displays our webserver page.</text:span></text:p>
      <text:p text:style-name="P1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5:59:43.621577932</meta:creation-date>
    <dc:date>2021-04-24T17:58:05.687138922</dc:date>
    <meta:editing-duration>PT7M5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9" meta:word-count="374" meta:character-count="2147" meta:non-whitespace-character-count="1826"/>
  </office:meta>
</office:document-meta>
</file>